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RequestConditionTests.headerPres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RequestConditionTests.header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RequestConditionTests.comb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sRequestConditionTests.headerValu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RequestConditionTests.headerCaseSensitiveValu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RequestConditionTests.compareToWithNegate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headerValueNoMatch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RequestConditionTests.compareToWithMoreSpecificMatch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sRequestConditionTests.headerValueMatch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RequestConditionTests.header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sRequest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sRequestConditionTests.getMatch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sRequestConditionTests.headerValu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RequestConditionTests.header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